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anging_20_indent">
      <style:text-properties style:font-name="Times New Roman"/>
    </style:style>
    <style:style style:name="P2" style:family="paragraph" style:parent-style-name="Hanging_20_indent">
      <style:text-properties style:font-name="Times New Roman" fo:font-size="12pt" style:font-size-asian="12pt" style:font-size-complex="12pt"/>
    </style:style>
    <style:style style:name="P3" style:family="paragraph" style:parent-style-name="Text_20_body">
      <style:text-properties style:font-name="Times New Roman"/>
    </style:style>
    <style:style style:name="P4" style:family="paragraph" style:parent-style-name="Text_20_body">
      <style:text-properties fo:font-size="16pt" style:font-size-asian="16pt" style:font-size-complex="16pt"/>
    </style:style>
    <style:style style:name="P5" style:family="paragraph" style:parent-style-name="Text_20_body">
      <style:text-properties fo:font-size="12pt" style:font-size-asian="12pt" style:font-size-complex="12pt"/>
    </style:style>
    <style:style style:name="P6" style:family="paragraph" style:parent-style-name="Heading_20_2">
      <style:text-properties style:font-name="Times New Roman" fo:font-size="13pt" fo:font-style="normal" style:font-size-asian="13pt" style:font-style-asian="normal" style:font-size-complex="13pt" style:font-style-complex="normal"/>
    </style:style>
    <style:style style:name="P7" style:family="paragraph" style:parent-style-name="Heading_20_2">
      <style:text-properties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Heading_20_2">
      <style:text-properties fo:font-size="13pt" fo:font-style="normal" style:font-size-asian="13pt" style:font-style-asian="normal" style:font-size-complex="13pt" style:font-style-complex="normal"/>
    </style:style>
    <style:style style:name="P9" style:family="paragraph" style:parent-style-name="Heading_20_1">
      <style:text-properties style:font-name="Times New Roman" fo:font-size="16pt" style:font-size-asian="16pt" style:font-size-complex="16pt"/>
    </style:style>
    <style:style style:name="P10" style:family="paragraph" style:parent-style-name="Heading_20_1">
      <style:text-properties fo:font-size="16pt" style:font-size-asian="16pt" style:font-size-complex="16pt"/>
    </style:style>
    <style:style style:name="P11" style:family="paragraph" style:parent-style-name="Standard">
      <style:paragraph-properties fo:text-align="end"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font-name="Times New Roman1"/>
    </style:style>
    <style:style style:name="T2" style:family="text">
      <style:text-properties style:font-name="Times New Roman"/>
    </style:style>
    <style:style style:name="T3" style:family="text">
      <style:text-properties style:font-name="Times New Roman" fo:font-size="16pt" style:font-size-asian="16pt" style:font-size-complex="16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style:font-name-asian="Consolas" style:font-size-asian="12pt" style:font-weight-asian="normal" style:font-name-complex="Consolas" style:font-size-complex="12pt" style:font-weight-complex="normal"/>
    </style:style>
    <style:style style:name="T6" style:family="text">
      <style:text-properties style:font-name="Times New Roman" fo:font-size="12pt" style:font-size-asian="12pt" style:font-size-complex="12pt"/>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fo:font-size="16pt"/>
    </style:style>
    <style:style style:name="T10" style:family="text">
      <style:text-properties style:font-size-asian="16pt"/>
    </style:style>
    <style:style style:name="T11" style:family="text">
      <style:text-properties style:font-size-complex="16pt"/>
    </style:style>
    <style:style style:name="T12" style:family="text">
      <style:text-properties fo:font-weight="normal" style:font-weight-asian="normal" style:font-weight-complex="normal"/>
    </style:style>
    <style:style style:name="T13" style:family="text">
      <style:text-properties fo:font-weight="normal" style:font-weight-asian="bold" style:font-weight-complex="bold"/>
    </style:style>
    <style:style style:name="T14" style:family="text">
      <style:text-properties fo:font-style="normal" style:font-style-asian="normal" style:font-style-complex="normal"/>
    </style:style>
    <style:style style:name="T15" style:family="text">
      <style:text-properties fo:font-style="italic" fo:font-weight="normal" style:font-weight-asian="normal" style:font-weight-complex="normal"/>
    </style:style>
    <style:style style:name="T16" style:family="text">
      <style:text-properties fo:font-style="italic"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harpScrabble: A Many-Agent Intelligent Implementation of the Classic Scrabble<text:span text:style-name="T1">®</text:span> Word G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im Goric</text:p>
      <text:p text:style-name="P11">Will Sanville</text:p>
      <text:p text:style-name="P11">Matt Simm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4">1. Introduction<text:tab/>3</text:p>
          <text:p text:style-name="P14">2. About the Game of Scrabble<text:tab/>3</text:p>
          <text:p text:style-name="P15">2.1 Game Goals and Play<text:tab/>3</text:p>
          <text:p text:style-name="P15">2.2 Common Player Strategies<text:tab/>3</text:p>
          <text:p text:style-name="P15">2.3 The Game Environment<text:tab/>3</text:p>
          <text:p text:style-name="P14">3. The SharpScrabble Implementation<text:tab/>3</text:p>
          <text:p text:style-name="P15">3.1 Technologies and Implementation Details<text:tab/>3</text:p>
          <text:p text:style-name="P15">3.2 The Dictionary<text:tab/>3</text:p>
          <text:p text:style-name="P15">3.3 AI Strategies Employed<text:tab/>4</text:p>
          <text:p text:style-name="P15">3.4 Utility Functions<text:tab/>5</text:p>
          <text:p text:style-name="P14">4. Implementation Analysis<text:tab/>6</text:p>
          <text:p text:style-name="P15">4.1 Strategy Analysis<text:tab/>6</text:p>
          <text:p text:style-name="P15">4.2 Utility Function Analysis<text:tab/>6</text:p>
          <text:p text:style-name="P14">5. Conclusion<text:tab/>6</text:p>
          <text:p text:style-name="P15">5.1 Other Games Considered<text:tab/>6</text:p>
          <text:p text:style-name="P15">5.2 Lessons Learned<text:tab/>6</text:p>
          <text:p text:style-name="P15">5.3 SharpScrabble Future Enhancements<text:tab/>7</text:p>
          <text:p text:style-name="P14">6. Works Cited<text:tab/>7</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soft-page-break/><text:span text:style-name="T3">1. Introduction</text:span></text:h>
      <text:p text:style-name="Text_20_body"/>
      <text:h text:style-name="P9" text:outline-level="1">2. About the Game of Scrabble</text:h>
      <text:p text:style-name="Text_20_body"/>
      <text:h text:style-name="P6" text:outline-level="2">2.1 Game Goals and Play</text:h>
      <text:p text:style-name="Text_20_body"/>
      <text:h text:style-name="P6" text:outline-level="2">2.2 Common Player Strategies</text:h>
      <text:p text:style-name="Text_20_body"/>
      <text:h text:style-name="P6" text:outline-level="2">2.3 The Game Environment</text:h>
      <text:p text:style-name="Text_20_body"/>
      <text:h text:style-name="Heading_20_1" text:outline-level="1"><text:span text:style-name="T3">3. The SharpScrabble Implementation</text:span></text:h>
      <text:p text:style-name="P5"><text:span text:style-name="T2"/></text:p>
      <text:h text:style-name="P7" text:outline-level="2"><text:span text:style-name="T2">3.1 Technologies and Implementation Details</text:span></text:h>
      <text:p text:style-name="P5"><text:span text:style-name="T2"/></text:p>
      <text:h text:style-name="P7" text:outline-level="2"><text:span text:style-name="T2">3.2 The Dictionary</text:span></text:h>
      <text:p text:style-name="P5"><text:span text:style-name="T2">One particularly key part of the implementation of any Scrabble game is the dictionary. <text:s/>Without this, there is no way for an intelligent agent to determine if a placement of tiles is valid or not. <text:s/>Since an agent must access the dictionary many times in determining a move, and since the dictionary is bound to be very large, performance in accessing valid words is very important.</text:span></text:p>
      <text:p text:style-name="P5"><text:span text:style-name="T2">The dictionary we started with is the Official Tournament Word List (TWL), which is used for professional Scrabble tournaments in the USA and Canada. <text:s/>Other parts of the world use a similar dictionary called Chambers Official Scrabble Words, and a merging of the two list called SOWPODS also exists. <text:s/>The TWL contains approximately 179,000 English words (Official).</text:span></text:p>
      <text:p text:style-name="P5"><text:span text:style-name="T2">For performance reasons, the SharpScrabble implementation alters the way the dictionary is stored in memory, choosing not to keep it as a simple list. <text:s/>The data structure used is a map from string to a list of strings. <text:s/>The key in this structure is an alphabetized string and the value is a list of valid words that can be formed by taking any permutation of these letters. <text:s/>Note that this does not include permutations of different sized combinations of these letters, but merely permutations of all given letters. <text:s/>For example, the value corresponding with key “aet” would be a list containing “eat”, “ate”, and “tea”, but not “at.”</text:span></text:p>
      <text:p text:style-name="P5"><text:span text:style-name="T2">The motivation for storing the data in this particular structure will become more obvious when the artificial intelligence strategies are discussed below. <text:s/>In a nutshell, this structure allows an agent to retrieve a list of all possible words of a given size from a given set of letters in constant time. <text:s/>This </text:span><text:soft-page-break/><text:span text:style-name="T2">saves iterating a list of words doing string comparisons and also the cost of calculating the permutations of a string.</text:span></text:p>
      <text:h text:style-name="P7" text:outline-level="2"><text:span text:style-name="T2">3.3 AI Strategies Employed</text:span></text:h>
      <text:p text:style-name="P5"><text:span text:style-name="T2">The SharpScrabble implementation has three different modes of artificial intelligence strategies that an agent can use. <text:s/>Each of these performs a search across at least a portion of the total game space, and determines a move to take based off of the outcome of a given utility function. <text:s/>These functions will be discussed in the next section, but for now we can assume that each utility function will be given a move to evaluate and will return a real number denoting the relative value of that move. <text:s/>The highest scoring move that the search algorithm finds is the move that will be played.</text:span></text:p>
      <text:p text:style-name="P5"><text:span text:style-name="T2">The first strategy that was written is probably the most obvious – brute force. <text:s/>In the case of Scrabble, a brute force algorithm is one which will evaluate each possible valid move to find the best score (for the remainder of this section, score will refer to the output of a given utility function, and not necessarily the score that the player will receive from the actually play). <text:s/></text:span></text:p>
      <text:p text:style-name="P5"><text:span text:style-name="T2">The search through all possible valid moves goes as follows. <text:s/>If this is the first move in the game, the only constraint is that a tile must be played on the center square. <text:s/>In this case, the algorithm finds all valid words that can be made by the tiles in the agents' hands. <text:s/>The algorithm then determines all of the ways that each word could be placed on the board such that it has one letter on the center tile. Each of these moves is evaluated to determine its score, and the best score is played. <text:s/>If the move is not the first in the game, the strategy is very similar, but somewhat more complex. <text:s/>The constraints in this case are that the word must utilize some tile that is already currently on the board, and that no invalid words in any direction can be formed as a result of the move being played. <text:s/>To determine any move that is not the first, the algorithm iterates through all of the tiles that are currently played on the board and performs the same search for each of them as the first move does on the center tile. <text:s/>That is, all valid words based on the agent's tiles and the given tile on the board are found, as well as all possible positions that it can be placed on the board at the given spot without creating an invalid move. <text:s/>Of all words played in all valid configurations at all valid spots on the board, the maximum score is chosen and played. <text:s/>As is obvious, this is guaranteed to find the best possible outcome for the given board and set of input tiles, since all possibilities are searched.</text:span></text:p>
      <text:p text:style-name="P5"><text:span text:style-name="T2">The second strategy that we wrote was a hill-climbing algorithm. <text:s/>Hill-climbing algorithms are a standard set of strategies that are common in situations where a brute-force search is simply infeasible. <text:s/>The idea is to choose a random point in the game space and perform a localized search until some maximum value is found, e.g. while the scores are walking up a hill. <text:s/>Once the top of the hill, or local maximum, has been found, the algorithm chooses that as the answer and returns it. <text:s/>This saves time over a brute-force approach since in most cases only a fraction of all options will be evaluated, but it is still a better strategy than choosing a random move since it is known to be a better option than some other move.</text:span></text:p>
      <text:p text:style-name="P5"><text:span text:style-name="T2">The main premise of our hill-climbing implementation is the same as the brute force implementation. <text:s/>Before iterating the set of tiles on the board, the set is ordered randomly so we have random starting point. <text:s/>The algorithm then proceeds as in the brute-force method, but keeping track of the best score seen so far. <text:s/>As long as the next score is as good as or better than the best one seen so far, the search continues. <text:s/>However as soon as the next score is worse than the best seen so far, the best seen move is chosen as the answer.</text:span></text:p>
      <text:p text:style-name="P5"><text:span text:style-name="T2">Intuitively, a simple hill-climbing algorithm is not an extremely good algorithm, especially when the landscape of possible scores is likely to be volatile, as is the case in Scrabble. <text:s/>In these situations, there are a lot of small local maximum scores, and it is likely that one of these will be chosen instead of the </text:span><text:soft-page-break/><text:span text:style-name="T2">global maximum or something close to it. <text:s/>One answer to this is to allow your hill-climbing algorithm to restart at another random point on the landscape some number of times. <text:s/>This is referred to as random-restart hill-climbing, and is the third strategy that we developed.</text:span></text:p>
      <text:p text:style-name="P5"><text:span text:style-name="T2">A random-restart hill-climber performs just like a hill-climber, except it will retry several times. <text:s/>Our implementation takes the number of times to retry as a parameter. <text:s/>Once a local maximum has been found, the algorithm reorders the set of tiles randomly again and starts over, decrementing the number of restart tries. <text:s/>Through this, the best overall score is remembered. <text:s/>At the end of all </text:span><text:span text:style-name="T8">n</text:span><text:span text:style-name="T7"> retry attempts, the best score out of all of the hill-climbing runs is selected and played. <text:s/>We can see that this approach is likely to improve a simple hill-climbing algorithm by using the power of probability. <text:s/>With a single random placement, it might be unlikely that the global maximum or a very good local maximum is nearby; however with ten or twenty random placements on the landscape this probability increases dramatically.</text:span></text:p>
      <text:h text:style-name="P7" text:outline-level="2"><text:span text:style-name="T2">3.4 Utility Functions</text:span></text:h>
      <text:p text:style-name="Text_20_body"><text:span text:style-name="T4">The Scrabble AI is composed of two parts. <text:s/>The first is the move generator, which uses one of the three strategies discussed above. <text:s/>The second part of the AI is the utility functions, which determine how effective a given move will be. <text:s/>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he utility functions are: </text:span><text:span text:style-name="T5">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P3">The MaximumScore function is simple, it computes the actual score of the move and returns it. <text:s/>This is the basis for all other utility functions to improve on. <text:s/>All of the other utility functions will compute the move's base score, and then adjust it based on other factors.</text:p>
      <text:p text:style-name="P3">The SaveCommon utility function will return higher values when the move does not play “common tiles.” <text:s/>A common tile is a letter than is found very frequently in the English language, and hence can be 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P3">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P3">The last utility function is a defensive function. <text:s/>Like its name suggests, <text:s/>UseBonusSquares will rank 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text:soft-page-break/>from a bonus square, we use the knowledge that the average Scrabble tile carries a score of 1.9. <text:s/>Thus, if a move occupies a double letter score square, the utility function will add that 1.9 points that the 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p>
      <text:h text:style-name="P10" text:outline-level="1"><text:span text:style-name="T2">4. Implementation Analysis</text:span></text:h>
      <text:h text:style-name="P8" text:outline-level="2"><text:span text:style-name="T2">4.1 Strategy Analysis</text:span></text:h>
      <text:p text:style-name="P5"><text:span text:style-name="T2"/></text:p>
      <text:h text:style-name="P8" text:outline-level="2"><text:span text:style-name="T2">4.2 Utility Function Analysis</text:span></text:h>
      <text:p text:style-name="P5"><text:span text:style-name="T2"/></text:p>
      <text:h text:style-name="P10" text:outline-level="1"><text:span text:style-name="T2">5. Conclusion</text:span></text:h>
      <text:h text:style-name="P8" text:outline-level="2"><text:span text:style-name="T2">5.1 Other Games Considered</text:span></text:h>
      <text:p text:style-name="Text_20_body"><text:span text:style-name="T2">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different strategies when compared to a fully observable game like Connect Four. <text:s/>When the entire game tree can be computed, it removes a bit of fun from the game, which we wanted to preserve in our project.</text:span></text:p>
      <text:h text:style-name="P8" text:outline-level="2"><text:span text:style-name="T2">5.2 Lessons Learned</text:span></text:h>
      <text:p text:style-name="P3">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P3"><text:span text:style-name="T12">Looking back on this decision, we are all very proud of what we accomplished and how much we learned about functional programming. <text:s/>The three of us all work with object oriented languages for a living, so working on a project like this proved to be an extremely beneficial experience. <text:s/>There are </text:span><text:soft-page-break/><text:span text:style-name="T12">many things that can be learned about a given programming language by reading tutorials and doing small exercises, but most of the subtleties, complexities, benefits, and tradeoffs of a language do not reveal themselves until it's time to implement a real application.</text:span></text:p>
      <text:p text:style-name="P3"><text:span text:style-name="T12">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13">. <text:s/>One of the best Scrabble AI implementations, 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P3">Because our time for this project was limited, we were not able to implement these types 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P3"><text:span text:style-name="T13">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popular Quackle implementation. <text:s/>Many developers write AI for Quackle, and this would have been a great opportunity to compare our implementation with others. <text:s/>Overall, implementing our own game engine proved to be an excellent experience though.</text:span></text:p>
      <text:h text:style-name="P8" text:outline-level="2"><text:span text:style-name="T2">5.3 SharpScrabble Future Enhancements</text:span></text:h>
      <text:p text:style-name="P4"><text:span text:style-name="T7"/></text:p>
      <text:h text:style-name="P10" text:outline-level="1"><text:span text:style-name="T7"/></text:h>
      <text:h text:style-name="P10" text:outline-level="1"><text:span text:style-name="T7">6. Works Cited</text:span></text:h>
      <text:p text:style-name="P1"><text:span text:style-name="T12">Sackley, Kristen. “Winning Computer Program Created by Graduate Student Beats World Champion Scrabble Player | The Daily Illini.” </text:span><text:span text:style-name="T15">The Daily Illini | The Independent Student Newspaper at the University of Illinois since 1871</text:span><text:span text:style-name="T12">. Web. 09 Dec. 2010. &lt;</text:span><text:a xlink:type="simple" xlink:href="http://www.dailyillini.com/news/2007/02/28/winning-computer-program-created-by-graduate-student-beats-world-champion-scrabble-player"><text:span text:style-name="T12">http://www.dailyillini.com/news/2007/02/28/winning-computer-program-created-by-graduate-student-beats-world-champion-scrabble-player</text:span></text:a><text:span text:style-name="T12">&gt;. </text:span></text:p>
      <text:p text:style-name="P2"><text:span text:style-name="T14">Wikipedia Contributors. “Maven (Scrabble).” </text:span><text:span text:style-name="T16">Wikipedia, the Free Encyclopedia</text:span><text:span text:style-name="T14">. Wikipedia, The </text:span><text:soft-page-break/><text:span text:style-name="T14">Free Encyclopedia., 12 Nov. 2010. Web. 09 Dec. 2010. &lt;</text:span><text:a xlink:type="simple" xlink:href="http://en.wikipedia.org/wiki/Maven_(Scrabble"><text:span text:style-name="T14">http://en.wikipedia.org/wiki/Maven_(Scrabble</text:span></text:a><text:span text:style-name="T14">)&gt;.</text:span></text:p>
      <text:p text:style-name="P2"><text:span text:style-name="T14">Wikipedia Contributors. “Official Tournament and Club word List”. </text:span><text:span text:style-name="T16">Wikipedia, the Free Encyclopedia</text:span><text:span text:style-name="T14">. Wikipedia, The Free Encyclopedia., 24 Nov. 2010. Web. 10 Dec. 2010. &lt;</text:span><text:a xlink:type="simple" xlink:href="http://en.wikipedia.org/wiki/Official_Tournament_and_Club_Word_List"><text:span text:style-name="T14">http://en.wikipedia.org/wiki/Official_Tournament_and_Club_Word_List</text:span></text:a><text:span text:style-name="T14">&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Goric</meta:initial-creator>
    <meta:creation-date>2010-12-10T20:54:00.34</meta:creation-date>
    <dc:date>2010-12-10T22:55:22.35</dc:date>
    <dc:creator>Tim Goric</dc:creator>
    <meta:editing-duration>PT01H44M34S</meta:editing-duration>
    <meta:editing-cycles>14</meta:editing-cycles>
    <meta:generator>OpenOffice.org/3.2$Win32 OpenOffice.org_project/320m12$Build-9483</meta:generator>
    <meta:document-statistic meta:table-count="0" meta:image-count="0" meta:object-count="0" meta:page-count="8" meta:paragraph-count="66" meta:word-count="3018" meta:character-count="17752"/>
  </office:meta>
</office:document-meta>
</file>